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stem pośredniczący w wypożyczaniu przedmiotów pomiędzy użytkownikami</text:p>
      <text:p text:style-name="Standard"/>
      <text:p text:style-name="Standard"/>
      <text:p text:style-name="Standard">Użytkownik, który chce wypożyczyć swój przedmiot, ma możliwość umieszczenia go w serwisie. </text:p>
      <text:p text:style-name="Standard">Umieszacjąc go w serwisie wybiera odpowiednią kategorię produktu, podaje nazwę, krótki opis, cenę oraz okres terminu wypożyczenia który go interesuje.</text:p>
      <text:p text:style-name="Standard"/>
      <text:p text:style-name="Standard"/>
      <text:p text:style-name="Standard"/>
      <text:p text:style-name="Standard">Osoba zainteresowana pożyczeniem przedmiotu, może przeszukać serwis korzystając z listy kategorii, bądź wyszukując po nazwie produktu. Po dokonaniu wyboru najemca potwierdza pożyczenie produktu.</text:p>
      <text:p text:style-name="Standard"/>
      <text:p text:style-name="Standard"/>
      <text:p text:style-name="Standard"/>
      <text:p text:style-name="P1">WYMAGANIA FUNKCJONALNE</text:p>
      <text:p text:style-name="P1"/>
      <text:p text:style-name="P2"/>
      <text:p text:style-name="P2"/>
      <text:p text:style-name="P3">Użytkownik niezalogowany:</text:p>
      <text:p text:style-name="P2"/>
      <text:p text:style-name="P2">1. Rejestracja: imię, nazwisko, dane adresowe.</text:p>
      <text:p text:style-name="P2">2. Przeglądanie serwisu: przeglądanie po kategoriach / wyszukiwanie po nazwie.</text:p>
      <text:p text:style-name="P2">3. Obejrzenie profilu innych osób, liczba wypożyczonych/pożyczonych przez nich produktów oraz ocenia (dodatnia/ujemna karma).</text:p>
      <text:p text:style-name="P2"/>
      <text:p text:style-name="P3">Użytkownik zalogowany:</text:p>
      <text:p text:style-name="P2"/>
      <text:p text:style-name="P2">To co użytkownik niezalogowany + </text:p>
      <text:p text:style-name="P2">1.Zgłaszanie ofert niezgodnych z regulaminem.</text:p>
      <text:p text:style-name="P2">2.Informacje o swoich obecnych wypożyczeniach/pożyczeniach:</text:p>
      <text:list xml:id="list8332742018643453697" text:style-name="L1">
        <text:list-item>
          <text:p text:style-name="P4">kiedy się kończy termin</text:p>
        </text:list-item>
        <text:list-item>
          <text:p text:style-name="P4">przypomnienie o oddaniu produktu na kilka dni przed zakończeniem najmu</text:p>
        </text:list-item>
        <text:list-item>
          <text:p text:style-name="P4">przypomnienie o oddaniu produktu</text:p>
          <text:p text:style-name="P4"/>
        </text:list-item>
      </text:list>
      <text:p text:style-name="P2">3.Po zakończeniu najmu możliwość wystawienia oceny drugiemu użytkownikowi.</text:p>
      <text:p text:style-name="P2"/>
      <text:p text:style-name="P2"/>
      <text:p text:style-name="P2">Użytkownik wybiera produkt którym jest zainteresowany i klika przycisk Wypożycz.</text:p>
      <text:p text:style-name="P2">Osoba, która wypożycza produkt otrzymuje informację, że ktoś jest zainteresowany pożyczeniem jego produktu. Wchodząc na stronę produktu, osoba wypożyczająca widzi listę osób zainteresowanych pożyczeniem produktu. Lista osób zainteresowanych zawiera nazwę użytkownika wraz z linkiem do profilu oraz średnią ocen.</text:p>
      <text:p text:style-name="P2">Po zaakceptowaniu jednej z ofert chętnych wypożyczeniem, produkt znika z listy produktów do wypożyczenia. Wypożyczony produkt pojawia się na profilach najemcy oraz wypożyczającego wraz z terminem oddania produktu.</text:p>
      <text:p text:style-name="P2">Kiedy termin wypożyczenia minie, użytkownicy mają możliwość wystawienia sobie ocen. </text:p>
      <text:p text:style-name="P2"/>
      <text:p text:style-name="P2"/>
      <text:p text:style-name="P3"/>
      <text:p text:style-name="P3"><text:soft-page-break/>Administrator:</text:p>
      <text:p text:style-name="P2"/>
      <text:p text:style-name="P2">1.Logowanie</text:p>
      <text:p text:style-name="P2">2.Usuwanie ofert (np. Niezgodnych z regulaminem)</text:p>
      <text:p text:style-name="P2">3.Blokowanie i odblokowywanie użytkowników</text:p>
      <text:p text:style-name="P2">4.Rozwiązywanie konfliktów związanych z systemem oceniani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M24S</meta:editing-duration>
    <meta:editing-cycles>29</meta:editing-cycles>
    <meta:generator>OpenOffice/4.0.1$Win32 OpenOffice.org_project/401m5$Build-9714</meta:generator>
    <dc:date>2014-10-07T11:51:23.47</dc:date>
    <meta:document-statistic meta:table-count="0" meta:image-count="0" meta:object-count="0" meta:page-count="2" meta:paragraph-count="26" meta:word-count="247" meta:character-count="2024"/>
    <dc:creator>Rafał Markiewicz</dc:creator>
    <meta:user-defined meta:name="Info 1"/>
    <meta:user-defined meta:name="Info 2"/>
    <meta:user-defined meta:name="Info 3"/>
    <meta:user-defined meta:name="Info 4"/>
  </office:meta>
</office:document-meta>
</file>